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esourceIdentifierImpl.setBaseSystemId( String base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IdentifierImpl.setLiteralSystemId( String literal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IdentifierImpl.getLiteral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IdentifierImpl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IdentifierImp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ResourceIdentifierImpl.XMLResourceIdentifierImpl( String publicId , String literalSystemId , String baseSystemId , String expandedSystemId ,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ResourceIdentifierImpl.setExpandedSystemId( String expanded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IdentifierImpl.XMLResourceIdentifi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ResourceIdentifierImpl.getBase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IdentifierImpl.XMLResourceIdentifierImpl( String publicId , String literalSystemId , String baseSystemId , String expanded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ResourceIdentifierImpl.setNamespace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IdentifierImpl.setValues( String publicId , String literalSystemId , String baseSystemId , String expanded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ResourceIdentifierImpl.hashCod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ResourceIdentifierImpl.setValues( String publicId , String literalSystemId , String baseSystemId , String expandedSystemId ,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ResourceIdentifierImpl.to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ResourceIdentifierImpl.setPublicId( String publi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IdentifierImpl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IdentifierImpl.getExpanded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